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cm" svg:stroke-color="#c5000b" draw:marker-start-width="0.23cm" draw:marker-end-width="0.23cm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-width="0.23cm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fill="none" draw:fill-color="#ffffff" fo:min-height="0.5cm"/>
    </style:style>
    <style:style style:name="gr16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2.4cm" svg:x="3.7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5cm" svg:x="4.1cm" svg:y="4cm">
          <text:p text:style-name="P1"><text:span text:style-name="T1">Rela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2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2cm" svg:height="0.2cm" svg:x="4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4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4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4cm" svg:y1="3.9cm" svg:x2="4.6cm" svg:y2="3.9cm">
          <text:p/>
        </draw:line>
        <draw:line draw:style-name="gr5" draw:text-style-name="P1" draw:layer="layout" svg:x1="4.7cm" svg:y1="4cm" svg:x2="4.7cm" svg:y2="3.8cm">
          <text:p/>
        </draw:line>
        <draw:line draw:style-name="gr5" draw:text-style-name="P1" xml:id="id3" draw:id="id3" draw:layer="layout" svg:x1="4.9cm" svg:y1="3.8cm" svg:x2="4.9cm" svg:y2="4cm">
          <text:p/>
        </draw:line>
        <draw:connector draw:style-name="gr6" draw:text-style-name="P1" xml:id="id1" draw:id="id1" draw:layer="layout" draw:type="lines" svg:x1="2.422cm" svg:y1="3.535cm" svg:x2="4.267cm" svg:y2="3.535cm" svg:d="m2422 3535v0h1845v0" svg:viewBox="0 0 1846 1">
          <text:p/>
        </draw:connector>
        <draw:connector draw:style-name="gr6" draw:text-style-name="P1" draw:layer="layout" draw:type="line" svg:x1="4.267cm" svg:y1="3.535cm" svg:x2="4.5cm" svg:y2="3.8cm" draw:start-shape="id1" draw:start-glue-point="3" draw:end-shape="id2" draw:end-glue-point="4" svg:d="m4267 3535 233 265" svg:viewBox="0 0 234 266">
          <text:p/>
        </draw:connector>
        <draw:connector draw:style-name="gr6" draw:text-style-name="P1" xml:id="id4" draw:id="id4" draw:layer="layout" draw:type="line" svg:x1="4.9cm" svg:y1="3.8cm" svg:x2="5.149cm" svg:y2="3.535cm" draw:start-shape="id3" draw:start-glue-point="0" svg:d="m4900 3800 249-265" svg:viewBox="0 0 250 266">
          <text:p/>
        </draw:connector>
        <draw:connector draw:style-name="gr6" draw:text-style-name="P1" draw:layer="layout" draw:type="line" svg:x1="5.149cm" svg:y1="3.535cm" svg:x2="6.303cm" svg:y2="3.528cm" draw:start-shape="id4" draw:start-glue-point="3" svg:d="m5149 3535 1154-7" svg:viewBox="0 0 1155 8">
          <text:p/>
        </draw:connector>
        <draw:line draw:style-name="gr7" draw:text-style-name="P1" draw:layer="layout" svg:x1="2.4cm" svg:y1="3.1cm" svg:x2="6.4cm" svg:y2="3.1cm">
          <text:p/>
        </draw:line>
        <draw:frame draw:style-name="gr8" draw:text-style-name="P3" draw:layer="layout" svg:width="1.2cm" svg:height="0.729cm" svg:x="2.8cm" svg:y="3.771cm">
          <draw:text-box>
            <text:p text:style-name="P3"><text:span text:style-name="T2">NC</text:span></text:p>
          </draw:text-box>
        </draw:frame>
        <draw:frame draw:style-name="gr9" draw:text-style-name="P3" draw:layer="layout" svg:width="1.2cm" svg:height="0.9cm" svg:x="5.5cm" svg:y="3.7cm">
          <draw:text-box>
            <text:p text:style-name="P3"><text:span text:style-name="T2">NO</text:span></text:p>
          </draw:text-box>
        </draw:frame>
        <draw:custom-shape draw:style-name="gr10" draw:text-style-name="P1" xml:id="id5" draw:id="id5" draw:layer="layout" svg:width="0.2cm" svg:height="0.2cm" svg:x="4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0.2cm" svg:height="0.2cm" svg:x="4.2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0.2cm" svg:height="0.2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0.2cm" svg:height="0.2cm" svg:x="4.6cm" svg:y="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0.1cm" svg:x="4.247cm" svg:y="5.9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0.1cm" svg:x="4.048cm" svg:y="5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0.1cm" svg:x="4.452cm" svg:y="5.9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0.1cm" svg:x="4.643cm" svg:y="5.94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3.579cm" svg:y1="7.06cm" svg:x2="4.1cm" svg:y2="6.1cm" draw:end-shape="id5" draw:end-glue-point="2" svg:d="m3579 7060v-229h521v-731" svg:viewBox="0 0 522 961">
          <text:p/>
        </draw:connector>
        <draw:connector draw:style-name="gr13" draw:text-style-name="P1" draw:layer="layout" svg:x1="4.144cm" svg:y1="7.055cm" svg:x2="4.3cm" svg:y2="6.1cm" draw:end-shape="id6" draw:end-glue-point="2" svg:d="m4144 7055v-227h156v-728" svg:viewBox="0 0 157 956">
          <text:p/>
        </draw:connector>
        <draw:connector draw:style-name="gr13" draw:text-style-name="P1" draw:layer="layout" svg:x1="4.356cm" svg:y1="7.048cm" svg:x2="4.5cm" svg:y2="6.1cm" draw:end-shape="id7" draw:end-glue-point="2" svg:d="m4356 7048v-223h144v-725" svg:viewBox="0 0 145 949">
          <text:p/>
        </draw:connector>
        <draw:connector draw:style-name="gr14" draw:text-style-name="P1" draw:layer="layout" svg:x1="5.138cm" svg:y1="7.067cm" svg:x2="4.7cm" svg:y2="6.1cm" draw:end-shape="id8" draw:end-glue-point="2" svg:d="m5138 7067v-233h-438v-734" svg:viewBox="0 0 439 968">
          <text:p/>
        </draw:connector>
        <draw:frame draw:style-name="gr15" draw:text-style-name="P3" draw:layer="layout" svg:width="0.8cm" svg:height="1.685cm" svg:x="3.2cm" svg:y="6.915cm">
          <draw:text-box>
            <text:p text:style-name="P3"><text:span text:style-name="T2">VCC</text:span></text:p>
          </draw:text-box>
        </draw:frame>
        <draw:frame draw:style-name="gr16" draw:text-style-name="P3" draw:layer="layout" svg:width="0.3cm" svg:height="1.75cm" svg:x="3.9cm" svg:y="6.95cm">
          <draw:text-box>
            <text:p text:style-name="P3"><text:span text:style-name="T2">CH1</text:span></text:p>
          </draw:text-box>
        </draw:frame>
        <draw:frame draw:style-name="gr16" draw:text-style-name="P3" draw:layer="layout" svg:width="0.3cm" svg:height="1.75cm" svg:x="4.3cm" svg:y="6.95cm">
          <draw:text-box>
            <text:p text:style-name="P3"><text:span text:style-name="T2">CH2</text:span></text:p>
          </draw:text-box>
        </draw:frame>
        <draw:frame draw:style-name="gr16" draw:text-style-name="P3" draw:layer="layout" svg:width="0.3cm" svg:height="1.75cm" svg:x="4.9cm" svg:y="6.95cm">
          <draw:text-box>
            <text:p text:style-name="P3"><text:span text:style-name="T2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eever</meta:initial-creator>
    <meta:creation-date>2013-12-28T20:50:46.558022466</meta:creation-date>
    <dc:date>2013-12-28T21:05:31.676036309</dc:date>
    <dc:creator>Michael Heever</dc:creator>
    <meta:editing-duration>P0D</meta:editing-duration>
    <meta:editing-cycles>1</meta:editing-cycles>
    <meta:document-statistic meta:object-count="32"/>
    <meta:generator>LibreOffice/4.1.3.2$Linux_x86 LibreOffice_project/410m0$Build-2</meta:generator>
  </office:meta>
</office:document-meta>
</file>